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119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198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9pt" officeooo:rsid="00aa1886" officeooo:paragraph-rsid="00aa1886" style:font-size-asian="9pt" style:font-size-complex="9pt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244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9pt" officeooo:rsid="00b67347" officeooo:paragraph-rsid="00b67347" style:font-size-asian="9pt" style:font-size-complex="9pt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b67347" style:font-size-asian="9pt" style:font-size-complex="9pt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b32c9a" style:font-size-asian="9pt" style:font-size-complex="9pt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32c9a" style:font-size-asian="10pt" style:font-size-complex="10pt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08a2d" style:font-size-asian="10pt" style:font-size-complex="10pt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b08a2d" style:font-size-asian="9pt" style:font-weight-asian="bold" style:font-size-complex="9pt" style:font-weight-complex="bold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296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9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98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officeooo:paragraph-rsid="008d7f33"/>
    </style:style>
    <style:style style:name="P305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06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07" style:family="paragraph" style:parent-style-name="Standard">
      <style:paragraph-properties fo:text-align="start" style:justify-single-word="false"/>
      <style:text-properties officeooo:paragraph-rsid="008f920b"/>
    </style:style>
    <style:style style:name="P308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314" style:family="paragraph" style:parent-style-name="Standard">
      <style:paragraph-properties fo:text-align="start" style:justify-single-word="false"/>
      <style:text-properties officeooo:paragraph-rsid="00a7c3e4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7c3e4" officeooo:paragraph-rsid="00a7c3e4" style:font-size-asian="9pt" style:font-weight-asian="bold" style:font-size-complex="9pt" style:font-weight-complex="bold"/>
    </style:style>
    <style:style style:name="P3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317" style:family="paragraph" style:parent-style-name="Standard">
      <style:paragraph-properties fo:text-align="start" style:justify-single-word="false"/>
      <style:text-properties fo:font-size="9pt" officeooo:paragraph-rsid="00b90876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3ff64" officeooo:paragraph-rsid="00b90876" style:font-size-asian="9pt" style:font-weight-asian="normal" style:font-size-complex="9pt" style:font-weight-complex="normal"/>
    </style:style>
    <style:style style:name="P3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b90876" officeooo:paragraph-rsid="00b90876" style:font-size-asian="9pt" style:font-weight-asian="bold" style:font-size-complex="9pt" style:font-weight-complex="bold"/>
    </style:style>
    <style:style style:name="P3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322" style:family="paragraph" style:parent-style-name="Standard">
      <style:paragraph-properties fo:text-align="start" style:justify-single-word="false"/>
      <style:text-properties officeooo:paragraph-rsid="008ca3ce"/>
    </style:style>
    <style:style style:name="P3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3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325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3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328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29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331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332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T1" style:family="text">
      <style:text-properties officeooo:rsid="005e53e1"/>
    </style:style>
    <style:style style:name="T2" style:family="text">
      <style:text-properties officeooo:rsid="0054023d"/>
    </style:style>
    <style:style style:name="T3" style:family="text">
      <style:text-properties officeooo:rsid="00326c7f"/>
    </style:style>
    <style:style style:name="T4" style:family="text">
      <style:text-properties officeooo:rsid="003bf99a"/>
    </style:style>
    <style:style style:name="T5" style:family="text">
      <style:text-properties officeooo:rsid="003ce331"/>
    </style:style>
    <style:style style:name="T6" style:family="text">
      <style:text-properties officeooo:rsid="00671e46"/>
    </style:style>
    <style:style style:name="T7" style:family="text">
      <style:text-properties officeooo:rsid="0033c7e2"/>
    </style:style>
    <style:style style:name="T8" style:family="text">
      <style:text-properties officeooo:rsid="0033e184"/>
    </style:style>
    <style:style style:name="T9" style:family="text">
      <style:text-properties officeooo:rsid="0034e5f5"/>
    </style:style>
    <style:style style:name="T10" style:family="text">
      <style:text-properties officeooo:rsid="00407b86"/>
    </style:style>
    <style:style style:name="T11" style:family="text">
      <style:text-properties officeooo:rsid="005288f1"/>
    </style:style>
    <style:style style:name="T12" style:family="text">
      <style:text-properties officeooo:rsid="004e54bf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16" style:family="text">
      <style:text-properties officeooo:rsid="00879f16"/>
    </style:style>
    <style:style style:name="T17" style:family="text">
      <style:text-properties officeooo:rsid="00372bb2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1" style:family="text">
      <style:text-properties officeooo:rsid="005135f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61d394"/>
    </style:style>
    <style:style style:name="T26" style:family="text">
      <style:text-properties officeooo:rsid="00aa3361"/>
    </style:style>
    <style:style style:name="T27" style:family="text">
      <style:text-properties style:font-name="Liberation Serif" officeooo:rsid="009f9315"/>
    </style:style>
    <style:style style:name="T28" style:family="text">
      <style:text-properties style:font-name="Liberation Serif" officeooo:rsid="0010f50b"/>
    </style:style>
    <style:style style:name="T29" style:family="text">
      <style:text-properties style:font-name="Liberation Serif" officeooo:rsid="000ef535"/>
    </style:style>
    <style:style style:name="T30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31" style:family="text">
      <style:text-properties style:font-name="Liberation Serif"/>
    </style:style>
    <style:style style:name="T32" style:family="text">
      <style:text-properties officeooo:rsid="0010f50b"/>
    </style:style>
    <style:style style:name="T33" style:family="text">
      <style:text-properties officeooo:rsid="0015d745"/>
    </style:style>
    <style:style style:name="T34" style:family="text">
      <style:text-properties officeooo:rsid="0018ced2"/>
    </style:style>
    <style:style style:name="T35" style:family="text">
      <style:text-properties fo:font-variant="normal" fo:text-transform="none" fo:letter-spacing="normal" fo:font-style="normal" fo:font-weight="normal" loext:padding="0cm" loext:border="none"/>
    </style:style>
    <style:style style:name="T36" style:family="text">
      <style:text-properties officeooo:rsid="00293167"/>
    </style:style>
    <style:style style:name="T37" style:family="text">
      <style:text-properties officeooo:rsid="001cfef7"/>
    </style:style>
    <style:style style:name="T38" style:family="text">
      <style:text-properties officeooo:rsid="001db01a"/>
    </style:style>
    <style:style style:name="T39" style:family="text">
      <style:text-properties fo:font-weight="bold" officeooo:rsid="0061d394" style:font-weight-asian="bold" style:font-weight-complex="bold"/>
    </style:style>
    <style:style style:name="T40" style:family="text">
      <style:text-properties fo:font-weight="bold" officeooo:rsid="001e57a8" style:font-weight-asian="bold" style:font-weight-complex="bold"/>
    </style:style>
    <style:style style:name="T41" style:family="text">
      <style:text-properties fo:font-weight="bold" officeooo:rsid="0022bb58" style:font-weight-asian="bold" style:font-weight-complex="bold"/>
    </style:style>
    <style:style style:name="T42" style:family="text">
      <style:text-properties officeooo:rsid="001e57a8"/>
    </style:style>
    <style:style style:name="T43" style:family="text">
      <style:text-properties officeooo:rsid="001f98ae"/>
    </style:style>
    <style:style style:name="T44" style:family="text">
      <style:text-properties officeooo:rsid="00b724f4"/>
    </style:style>
    <style:style style:name="T45" style:family="text">
      <style:text-properties officeooo:rsid="0023a92e"/>
    </style:style>
    <style:style style:name="T46" style:family="text">
      <style:text-properties officeooo:rsid="00275b5d"/>
    </style:style>
    <style:style style:name="T47" style:family="text">
      <style:text-properties officeooo:rsid="006f45d9"/>
    </style:style>
    <style:style style:name="T48" style:family="text">
      <style:text-properties fo:font-weight="bold" officeooo:rsid="006f45d9" style:font-weight-asian="bold" style:font-weight-complex="bold"/>
    </style:style>
    <style:style style:name="T49" style:family="text">
      <style:text-properties officeooo:rsid="0091fdb3"/>
    </style:style>
    <style:style style:name="T50" style:family="text">
      <style:text-properties officeooo:rsid="0092db5e"/>
    </style:style>
    <style:style style:name="T51" style:family="text">
      <style:text-properties officeooo:rsid="0093990f"/>
    </style:style>
    <style:style style:name="T52" style:family="text">
      <style:text-properties officeooo:rsid="00722a94"/>
    </style:style>
    <style:style style:name="T53" style:family="text">
      <style:text-properties officeooo:rsid="00724b32"/>
    </style:style>
    <style:style style:name="T54" style:family="text">
      <style:text-properties officeooo:rsid="00b08a2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b08a2d" style:font-weight-asian="bold" style:font-weight-complex="bold"/>
    </style:style>
    <style:style style:name="T57" style:family="text">
      <style:text-properties fo:font-weight="normal" officeooo:rsid="00b08a2d" style:font-weight-asian="normal" style:font-weight-complex="normal"/>
    </style:style>
    <style:style style:name="T58" style:family="text">
      <style:text-properties officeooo:rsid="00739539"/>
    </style:style>
    <style:style style:name="T59" style:family="text">
      <style:text-properties fo:font-weight="bold" officeooo:rsid="008f920b" style:font-weight-asian="bold" style:font-weight-complex="bold"/>
    </style:style>
    <style:style style:name="T60" style:family="text">
      <style:text-properties fo:font-weight="bold" officeooo:rsid="009de509" style:font-weight-asian="bold" style:font-weight-complex="bold"/>
    </style:style>
    <style:style style:name="T61" style:family="text">
      <style:text-properties officeooo:rsid="008f920b"/>
    </style:style>
    <style:style style:name="T62" style:family="text">
      <style:text-properties officeooo:rsid="009de509"/>
    </style:style>
    <style:style style:name="T63" style:family="text">
      <style:text-properties style:font-name="Liberation Serif" officeooo:rsid="007803d7"/>
    </style:style>
    <style:style style:name="T64" style:family="text">
      <style:text-properties fo:font-weight="bold" officeooo:rsid="008d7f33" style:font-weight-asian="bold" style:font-weight-complex="bold"/>
    </style:style>
    <style:style style:name="T65" style:family="text">
      <style:text-properties officeooo:rsid="008d7f33"/>
    </style:style>
    <style:style style:name="T66" style:family="text">
      <style:text-properties fo:font-size="9pt" officeooo:rsid="008d7f33" style:font-size-asian="9pt" style:font-size-complex="9pt"/>
    </style:style>
    <style:style style:name="T67" style:family="text">
      <style:text-properties fo:font-size="9pt" officeooo:rsid="007803d7" style:font-size-asian="9pt" style:font-size-complex="9pt"/>
    </style:style>
    <style:style style:name="T68" style:family="text">
      <style:text-properties fo:font-weight="bold" officeooo:rsid="007803d7" style:font-weight-asian="bold" style:font-weight-complex="bold"/>
    </style:style>
    <style:style style:name="T69" style:family="text">
      <style:text-properties fo:font-weight="bold" officeooo:rsid="0079d17f" style:font-weight-asian="bold" style:font-weight-complex="bold"/>
    </style:style>
    <style:style style:name="T70" style:family="text">
      <style:text-properties officeooo:rsid="0079d17f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2" style:family="text">
      <style:text-properties fo:color="#000000" loext:opacity="100%" style:font-name="Liberation Serif"/>
    </style:style>
    <style:style style:name="T73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74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75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a7c3e4" style:font-size-asian="9pt" style:font-weight-asian="bold" style:font-size-complex="9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a7c3e4" style:font-size-asian="9pt" style:font-weight-asian="bold" style:font-size-complex="9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85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6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87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88" style:family="text">
      <style:text-properties fo:font-variant="normal" fo:text-transform="none" fo:color="#000000" loext:opacity="100%" style:font-name="Liberation Serif" fo:letter-spacing="normal" fo:font-style="normal" fo:font-weight="normal" officeooo:rsid="00b90876" style:font-weight-asian="normal" style:font-weight-complex="normal"/>
    </style:style>
    <style:style style:name="T89" style:family="text">
      <style:text-properties fo:font-variant="normal" fo:text-transform="none" fo:color="#000000" loext:opacity="100%" style:font-name="Liberation Serif" fo:letter-spacing="normal" fo:font-style="normal" fo:font-weight="normal" officeooo:rsid="00b99b5d" style:font-weight-asian="normal" style:font-weight-complex="normal"/>
    </style:style>
    <style:style style:name="T90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91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92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93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94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95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96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97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98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99" style:family="text">
      <style:text-properties fo:font-weight="bold" officeooo:rsid="00820fbb"/>
    </style:style>
    <style:style style:name="T100" style:family="text">
      <style:text-properties fo:font-weight="bold" officeooo:rsid="00879f16"/>
    </style:style>
    <style:style style:name="T101" style:family="text">
      <style:text-properties fo:font-weight="bold" officeooo:rsid="0096f55e"/>
    </style:style>
    <style:style style:name="T102" style:family="text">
      <style:text-properties fo:font-weight="bold" officeooo:rsid="008c4520"/>
    </style:style>
    <style:style style:name="T103" style:family="text">
      <style:text-properties officeooo:rsid="00820fbb"/>
    </style:style>
    <style:style style:name="T104" style:family="text">
      <style:text-properties officeooo:rsid="008c4520"/>
    </style:style>
    <style:style style:name="T105" style:family="text">
      <style:text-properties style:font-name="Liberation Serif" officeooo:rsid="000f6e6e"/>
    </style:style>
    <style:style style:name="T106" style:family="text">
      <style:text-properties style:font-name="Liberation Serif" officeooo:rsid="006f45d9"/>
    </style:style>
    <style:style style:name="T107" style:family="text">
      <style:text-properties style:font-name="Liberation Serif" officeooo:rsid="008c4520"/>
    </style:style>
    <style:style style:name="T108" style:family="text">
      <style:text-properties style:font-name="Liberation Serif" fo:font-weight="bold" officeooo:rsid="0096f55e" style:font-weight-asian="bold" style:font-weight-complex="bold"/>
    </style:style>
    <style:style style:name="T109" style:family="text">
      <style:text-properties style:font-name="Liberation Serif" officeooo:rsid="0096f5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<text:s/>ACBrBoleto – Especificidades dos Bancos</text:p>
      <text:p text:style-name="P2"/>
      <text:p text:style-name="P2">Este documento tem por finalidade orientar os usuários do ACBrBoleto quanto ao correto uso das propriedades que são particularidades de alguns bancos.</text:p>
      <text:p text:style-name="P2"/>
      <text:p text:style-name="P3"><text:span text:style-name="T1">1. </text:span>Tabela com principais campos <text:span text:style-name="T2">do grupo ACBrBoleto.Cedente</text:span> e quais bancos <text:span text:style-name="T2">os </text:span><text:s/>utilizam.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5">Componente</text:p>
          </table:table-cell>
          <table:table-cell table:style-name="Tabela1.A1" office:value-type="string">
            <text:p text:style-name="P6">Monitor/ Lib</text:p>
          </table:table-cell>
          <table:table-cell table:style-name="Tabela1.A1" office:value-type="string">
            <text:p text:style-name="P7">Bradesco</text:p>
          </table:table-cell>
          <table:table-cell table:style-name="Tabela1.A1" office:value-type="string">
            <text:p text:style-name="P7">B<text:span text:style-name="T3">anco do </text:span>B<text:span text:style-name="T3">rasil</text:span></text:p>
          </table:table-cell>
          <table:table-cell table:style-name="Tabela1.A1" office:value-type="string">
            <text:p text:style-name="P7">Banco da Amazonia</text:p>
          </table:table-cell>
          <table:table-cell table:style-name="Tabela1.A1" office:value-type="string">
            <text:p text:style-name="P7">Banestes</text:p>
          </table:table-cell>
          <table:table-cell table:style-name="Tabela1.A1" office:value-type="string">
            <text:p text:style-name="P7">Itau</text:p>
          </table:table-cell>
          <table:table-cell table:style-name="Tabela1.A1" office:value-type="string">
            <text:p text:style-name="P7">Sicredi</text:p>
          </table:table-cell>
          <table:table-cell table:style-name="Tabela1.A1" office:value-type="string">
            <text:p text:style-name="P7">Mercantil</text:p>
          </table:table-cell>
          <table:table-cell table:style-name="Tabela1.A1" office:value-type="string">
            <text:p text:style-name="P8">C<text:span text:style-name="T4">aixa</text:span></text:p>
          </table:table-cell>
          <table:table-cell table:style-name="Tabela1.A1" office:value-type="string">
            <text:p text:style-name="P8">C<text:span text:style-name="T4">aixa (Sicob)</text:span></text:p>
          </table:table-cell>
          <table:table-cell table:style-name="Tabela1.A1" office:value-type="string">
            <text:p text:style-name="P9">H<text:span text:style-name="T5">SBC</text:span></text:p>
          </table:table-cell>
          <table:table-cell table:style-name="Tabela1.A1" office:value-type="string">
            <text:p text:style-name="P8">Ban<text:span text:style-name="T5">co <text:s/>Nordeste</text:span></text:p>
          </table:table-cell>
          <table:table-cell table:style-name="Tabela1.A1" office:value-type="string">
            <text:p text:style-name="P10">BRB</text:p>
          </table:table-cell>
          <table:table-cell table:style-name="Tabela1.A1" office:value-type="string">
            <text:p text:style-name="P9">B<text:span text:style-name="T5">IC</text:span></text:p>
          </table:table-cell>
          <table:table-cell table:style-name="Tabela1.A1" office:value-type="string">
            <text:p text:style-name="P9">S<text:span text:style-name="T5">afra</text:span></text:p>
          </table:table-cell>
          <table:table-cell table:style-name="Tabela1.A1" office:value-type="string">
            <text:p text:style-name="P11">Daycoval</text:p>
          </table:table-cell>
          <table:table-cell table:style-name="Tabela1.A1" office:value-type="string">
            <text:p text:style-name="P12">Pine</text:p>
          </table:table-cell>
          <table:table-cell table:style-name="Tabela1.S1" office:value-type="string">
            <text:p text:style-name="P13">Cecred</text:p>
          </table:table-cell>
        </table:table-row>
        <table:table-row>
          <table:table-cell table:style-name="Tabela1.A2" office:value-type="string">
            <text:p text:style-name="P14">Agencia/DV</text:p>
          </table:table-cell>
          <table:table-cell table:style-name="Tabela1.A2" office:value-type="string">
            <text:p text:style-name="P15"><text:span text:style-name="T6">Agencia</text:span>/Digito<text:span text:style-name="T6">Agencia</text:span></text:p>
          </table:table-cell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nta/DV</text:p>
          </table:table-cell>
          <table:table-cell table:style-name="Tabela1.A2" office:value-type="string">
            <text:p text:style-name="P23">Conta/DigitoConta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Endereço<text:span text:style-name="T7">¹</text:span></text:p>
          </table:table-cell>
          <table:table-cell table:style-name="Tabela1.A2" office:value-type="string">
            <text:p text:style-name="P25">Logradouro/Numero/Bairro/Cidade/CEP/UF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aracTitulo<text:span text:style-name="T7">²</text:span></text:p>
          </table:table-cell>
          <table:table-cell table:style-name="Tabela1.A2" office:value-type="string">
            <text:p text:style-name="P26">CaracTitul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S2" office:value-type="string">
            <text:p text:style-name="P33">X</text:p>
          </table:table-cell>
        </table:table-row>
        <table:table-row>
          <table:table-cell table:style-name="Tabela1.A2" office:value-type="string">
            <text:p text:style-name="P34">Tipo Inscricao</text:p>
          </table:table-cell>
          <table:table-cell table:style-name="Tabela1.A2" office:value-type="string">
            <text:p text:style-name="P35">TipoPessoa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NPJ<text:span text:style-name="T7">(CPF)</text:span></text:p>
          </table:table-cell>
          <table:table-cell table:style-name="Tabela1.A2" office:value-type="string">
            <text:p text:style-name="P36">CNPJCPF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Telefone<text:span text:style-name="T7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d. Cedente</text:p>
          </table:table-cell>
          <table:table-cell table:style-name="Tabela1.A2" office:value-type="string">
            <text:p text:style-name="P25">Codigo</text:p>
            <text:p text:style-name="P25">Cedente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Cod. Transmissão</text:p>
          </table:table-cell>
          <table:table-cell table:style-name="Tabela1.A2" office:value-type="string">
            <text:p text:style-name="P39">Cod Transmissã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Convenio</text:p>
          </table:table-cell>
          <table:table-cell table:style-name="Tabela1.A2" office:value-type="string">
            <text:p text:style-name="P41">Conveni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DV Agencia <text:span text:style-name="T7">Conta</text:span></text:p>
          </table:table-cell>
          <table:table-cell table:style-name="Tabela1.A2" office:value-type="string">
            <text:p text:style-name="P23">DigitoVerificadorAgenciaCont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Fantasia<text:span text:style-name="T8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Iden<text:span text:style-name="T8">t</text:span>Distribuicao</text:p>
          </table:table-cell>
          <table:table-cell table:style-name="Tabela1.A2" office:value-type="string">
            <text:p text:style-name="P43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Modalidade</text:p>
          </table:table-cell>
          <table:table-cell table:style-name="Tabela1.A2" office:value-type="string">
            <text:p text:style-name="P44">Modalidade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Operacao</text:p>
          </table:table-cell>
          <table:table-cell table:style-name="Tabela1.A2" office:value-type="string">
            <text:p text:style-name="P37">Não <text:soft-page-break/>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Resp<text:span text:style-name="T9">on</text:span></text:p>
            <text:p text:style-name="P48">Emissao</text:p>
          </table:table-cell>
          <table:table-cell table:style-name="Tabela1.A2" office:value-type="string">
            <text:p text:style-name="P49">RespEmis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TipoCarteira</text:p>
          </table:table-cell>
          <table:table-cell table:style-name="Tabela1.A2" office:value-type="string">
            <text:p text:style-name="P44">TipoCarteir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Tipo</text:p>
            <text:p text:style-name="P48">Documento</text:p>
          </table:table-cell>
          <table:table-cell table:style-name="Tabela1.A2" office:value-type="string">
            <text:p text:style-name="P44">Tipo</text:p>
            <text:p text:style-name="P44">Document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</table:table>
      <text:p text:style-name="P54"/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55">Componente</text:p>
          </table:table-cell>
          <table:table-cell table:style-name="Tabela2.A1" office:value-type="string">
            <text:p text:style-name="P56">Monitor/ Lib</text:p>
          </table:table-cell>
          <table:table-cell table:style-name="Tabela2.A1" office:value-type="string">
            <text:p text:style-name="P13">Uniprime XX</text:p>
          </table:table-cell>
          <table:table-cell table:style-name="Tabela2.A1" office:value-type="string">
            <text:p text:style-name="P57">Unicred XX</text:p>
          </table:table-cell>
          <table:table-cell table:style-name="Tabela2.A1" office:value-type="string">
            <text:p text:style-name="P58">B<text:span text:style-name="T10">anese</text:span></text:p>
          </table:table-cell>
          <table:table-cell table:style-name="Tabela2.A1" office:value-type="string">
            <text:p text:style-name="P59">C<text:span text:style-name="T10">redsis</text:span></text:p>
          </table:table-cell>
          <table:table-cell table:style-name="Tabela2.A1" office:value-type="string">
            <text:p text:style-name="P58">C<text:span text:style-name="T10">resol</text:span></text:p>
          </table:table-cell>
          <table:table-cell table:style-name="Tabela2.A1" office:value-type="string">
            <text:p text:style-name="P60">CitiBank</text:p>
          </table:table-cell>
          <table:table-cell table:style-name="Tabela2.A1" office:value-type="string">
            <text:p text:style-name="P61">ABC Brasil</text:p>
          </table:table-cell>
          <table:table-cell table:style-name="Tabela2.A1" office:value-type="string">
            <text:p text:style-name="P62">Bancoob</text:p>
          </table:table-cell>
          <table:table-cell table:style-name="Tabela2.A1" office:value-type="string">
            <text:p text:style-name="P62">Banrisul</text:p>
          </table:table-cell>
          <table:table-cell table:style-name="Tabela2.L1" office:value-type="string">
            <text:p text:style-name="P63">S<text:span text:style-name="T11">antander</text:span></text:p>
          </table:table-cell>
        </table:table-row>
        <table:table-row>
          <table:table-cell table:style-name="Tabela2.A2" office:value-type="string">
            <text:p text:style-name="P64">Agencia/DV</text:p>
          </table:table-cell>
          <table:table-cell table:style-name="Tabela2.A2" office:value-type="string">
            <text:p text:style-name="P23">Agencia/DigitoAgenci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nta/DV</text:p>
          </table:table-cell>
          <table:table-cell table:style-name="Tabela2.A2" office:value-type="string">
            <text:p text:style-name="P23">Conta/DigitoCont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7">X</text:p>
          </table:table-cell>
        </table:table-row>
        <table:table-row>
          <table:table-cell table:style-name="Tabela2.A2" office:value-type="string">
            <text:p text:style-name="P64">Endereço<text:span text:style-name="T7">¹</text:span></text:p>
          </table:table-cell>
          <table:table-cell table:style-name="Tabela2.A2" office:value-type="string">
            <text:p text:style-name="P25">Logradouro/Numero/Bairro/Cidade/CEP/U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aracTitulo<text:span text:style-name="T7">²</text:span></text:p>
          </table:table-cell>
          <table:table-cell table:style-name="Tabela2.A2" office:value-type="string">
            <text:p text:style-name="P26">CaracTitulo</text:p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 Inscricao</text:p>
          </table:table-cell>
          <table:table-cell table:style-name="Tabela2.A2" office:value-type="string">
            <text:p text:style-name="P35">TipoPesso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NPJ<text:span text:style-name="T7">(CPF)</text:span></text:p>
          </table:table-cell>
          <table:table-cell table:style-name="Tabela2.A2" office:value-type="string">
            <text:p text:style-name="P36">CNPJCP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72">Telefone<text:span text:style-name="T7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d. Cedente</text:p>
          </table:table-cell>
          <table:table-cell table:style-name="Tabela2.A2" office:value-type="string">
            <text:p text:style-name="P25">CodigoCedente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64">Cod. Transmissão</text:p>
          </table:table-cell>
          <table:table-cell table:style-name="Tabela2.A2" office:value-type="string">
            <text:p text:style-name="P39">CodTransmissã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5">X</text:p>
          </table:table-cell>
        </table:table-row>
        <table:table-row>
          <table:table-cell table:style-name="Tabela2.A2" office:value-type="string">
            <text:p text:style-name="P72">Convenio</text:p>
          </table:table-cell>
          <table:table-cell table:style-name="Tabela2.A2" office:value-type="string">
            <text:p text:style-name="P41">Conveni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66"/>
          </table:table-cell>
        </table:table-row>
        <table:table-row>
          <table:table-cell table:style-name="Tabela2.A2" office:value-type="string">
            <text:p text:style-name="P72">DV Agencia <text:span text:style-name="T7">Conta</text:span></text:p>
          </table:table-cell>
          <table:table-cell table:style-name="Tabela2.A2" office:value-type="string">
            <text:p text:style-name="P23">DigitoVerificadorAgenciaConta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Fantasia<text:span text:style-name="T8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78">X</text:p>
          </table:table-cell>
        </table:table-row>
        <table:table-row>
          <table:table-cell table:style-name="Tabela2.A2" office:value-type="string">
            <text:p text:style-name="P72">Iden<text:span text:style-name="T8">t</text:span>Distribuicao</text:p>
          </table:table-cell>
          <table:table-cell table:style-name="Tabela2.A2" office:value-type="string">
            <text:p text:style-name="P43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Modalidade</text:p>
          </table:table-cell>
          <table:table-cell table:style-name="Tabela2.A2" office:value-type="string">
            <text:p text:style-name="P44">Modalidade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Operacao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8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Resp<text:span text:style-name="T9">on</text:span>Emissao</text:p>
          </table:table-cell>
          <table:table-cell table:style-name="Tabela2.A2" office:value-type="string">
            <text:p text:style-name="P82">RespEmis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Carteira</text:p>
          </table:table-cell>
          <table:table-cell table:style-name="Tabela2.A2" office:value-type="string">
            <text:p text:style-name="P44">TipoCarteira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Documento</text:p>
          </table:table-cell>
          <table:table-cell table:style-name="Tabela2.A2" office:value-type="string">
            <text:p text:style-name="P44">TipoDocumento</text:p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6"/>
          </table:table-cell>
          <table:table-cell table:style-name="Tabela2.L2" office:value-type="string">
            <text:p text:style-name="P71">X</text:p>
          </table:table-cell>
        </table:table-row>
      </table:table>
      <text:p text:style-name="P8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88">Componente</text:p>
          </table:table-cell>
          <table:table-cell table:style-name="Tabela4.A1" office:value-type="string">
            <text:p text:style-name="P89">Monitor/ Lib</text:p>
          </table:table-cell>
          <table:table-cell table:style-name="Tabela4.A1" office:value-type="string">
            <text:p text:style-name="P90"/>
            <text:p text:style-name="P90">Alfa</text:p>
          </table:table-cell>
          <table:table-cell table:style-name="Tabela4.A1" office:value-type="string">
            <text:p text:style-name="P90">Money</text:p>
            <text:p text:style-name="P90">Plus</text:p>
          </table:table-cell>
          <table:table-cell table:style-name="Tabela4.A1" office:value-type="string">
            <text:p text:style-name="P91">Banco </text:p>
            <text:p text:style-name="P91">C6</text:p>
          </table:table-cell>
          <table:table-cell table:style-name="Tabela4.A1" office:value-type="string">
            <text:p text:style-name="P91">Banco Rendimento</text:p>
          </table:table-cell>
          <table:table-cell table:style-name="Tabela4.A1" office:value-type="string">
            <text:p text:style-name="P91">Banco </text:p>
            <text:p text:style-name="P91">Inter</text:p>
          </table:table-cell>
          <table:table-cell table:style-name="Tabela4.A1" office:value-type="string">
            <text:p text:style-name="P91">BS2</text:p>
          </table:table-cell>
          <table:table-cell table:style-name="Tabela4.A1" office:value-type="string">
            <text:p text:style-name="P91">PenseBank </text:p>
            <text:p text:style-name="P91">API</text:p>
          </table:table-cell>
          <table:table-cell table:style-name="Tabela4.A1" office:value-type="string">
            <text:p text:style-name="P91">BTG </text:p>
            <text:p text:style-name="P91">Pactual</text:p>
          </table:table-cell>
          <table:table-cell table:style-name="Tabela4.A1" office:value-type="string">
            <text:p text:style-name="P91">Banco </text:p>
            <text:p text:style-name="P91">Original</text:p>
          </table:table-cell>
          <table:table-cell table:style-name="Tabela4.A1" office:value-type="string">
            <text:p text:style-name="P91">Votorantin</text:p>
          </table:table-cell>
          <table:table-cell table:style-name="Tabela4.A1" office:value-type="string">
            <text:p text:style-name="P91">Pefisa</text:p>
          </table:table-cell>
          <table:table-cell table:style-name="Tabela4.A1" office:value-type="string">
            <text:p text:style-name="P91">Fibra</text:p>
          </table:table-cell>
          <table:table-cell table:style-name="Tabela4.O1" office:value-type="string">
            <text:p text:style-name="P91">Industrial</text:p>
            <text:p text:style-name="P91">do Brasil</text:p>
          </table:table-cell>
        </table:table-row>
        <table:table-row>
          <table:table-cell table:style-name="Tabela4.A2" office:value-type="string">
            <text:p text:style-name="P92">Agencia/DV</text:p>
          </table:table-cell>
          <table:table-cell table:style-name="Tabela4.A2" office:value-type="string">
            <text:p text:style-name="P93">Agencia/DigitoAgenci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onta/DV</text:p>
          </table:table-cell>
          <table:table-cell table:style-name="Tabela4.A2" office:value-type="string">
            <text:p text:style-name="P93">Conta/DigitoCont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Endereço<text:span text:style-name="T7">¹</text:span></text:p>
          </table:table-cell>
          <table:table-cell table:style-name="Tabela4.A2" office:value-type="string">
            <text:p text:style-name="P97">Logradouro/Numero/Bairro/Cidade/CEP/U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aracTitulo<text:span text:style-name="T7">²</text:span></text:p>
          </table:table-cell>
          <table:table-cell table:style-name="Tabela4.A2" office:value-type="string">
            <text:p text:style-name="P92">CaracTitulo</text:p>
          </table:table-cell>
          <table:table-cell table:style-name="Tabela4.A2" office:value-type="string">
            <text:p text:style-name="P98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 Inscricao</text:p>
          </table:table-cell>
          <table:table-cell table:style-name="Tabela4.A2" office:value-type="string">
            <text:p text:style-name="P104">TipoPesso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NPJ<text:span text:style-name="T7">(CPF)</text:span></text:p>
          </table:table-cell>
          <table:table-cell table:style-name="Tabela4.A2" office:value-type="string">
            <text:p text:style-name="P105">CNPJCP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103">Telefone<text:span text:style-name="T7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6"/>
          </table:table-cell>
        </table:table-row>
        <table:table-row>
          <table:table-cell table:style-name="Tabela4.A2" office:value-type="string">
            <text:p text:style-name="P92">Cod. Cedente</text:p>
          </table:table-cell>
          <table:table-cell table:style-name="Tabela4.A2" office:value-type="string">
            <text:p text:style-name="P97">CodigoCedente</text:p>
          </table:table-cell>
          <table:table-cell table:style-name="Tabela4.A2" office:value-type="string">
            <text:p text:style-name="P108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/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92">Cod. Transmissão</text:p>
          </table:table-cell>
          <table:table-cell table:style-name="Tabela4.A2" office:value-type="string">
            <text:p text:style-name="P92">CodTransmissã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11"/>
          </table:table-cell>
        </table:table-row>
        <table:table-row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4"/>
          </table:table-cell>
        </table:table-row>
        <table:table-row>
          <table:table-cell table:style-name="Tabela4.A2" office:value-type="string">
            <text:p text:style-name="P103">DV Agencia <text:span text:style-name="T7">Conta</text:span></text:p>
          </table:table-cell>
          <table:table-cell table:style-name="Tabela4.A2" office:value-type="string">
            <text:p text:style-name="P93">DigitoVerificadorAgenciaConta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2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Fantasia<text:span text:style-name="T8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101"/>
          </table:table-cell>
        </table:table-row>
        <table:table-row>
          <table:table-cell table:style-name="Tabela4.A2" office:value-type="string">
            <text:p text:style-name="P103">Iden<text:span text:style-name="T8">t</text:span>Distribui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Opera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4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103">Resp<text:span text:style-name="T9">on</text:span>Emissao</text:p>
          </table:table-cell>
          <table:table-cell table:style-name="Tabela4.A2" office:value-type="string">
            <text:p text:style-name="P115">RespEmis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16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 table:style-name="Tabela4.19"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20">Componente</text:p>
          </table:table-cell>
          <table:table-cell table:style-name="Tabela8.A1" office:value-type="string">
            <text:p text:style-name="P121">Monitor/ Lib</text:p>
          </table:table-cell>
          <table:table-cell table:style-name="Tabela8.A1" office:value-type="string">
            <text:p text:style-name="P122"/>
            <text:p text:style-name="P123"><text:soft-page-break/>Bocom BBM</text:p>
          </table:table-cell>
          <table:table-cell table:style-name="Tabela8.A1" office:value-type="string">
            <text:p text:style-name="P122"/>
            <text:p text:style-name="P122"><text:soft-page-break/>UY3</text:p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O1" office:value-type="string">
            <text:p text:style-name="P124"/>
          </table:table-cell>
        </table:table-row>
        <table:table-row>
          <table:table-cell table:style-name="Tabela8.A2" office:value-type="string">
            <text:p text:style-name="P125">Agencia/DV</text:p>
          </table:table-cell>
          <table:table-cell table:style-name="Tabela8.A2" office:value-type="string">
            <text:p text:style-name="P126">Agencia/DigitoAgencia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nta/DV</text:p>
          </table:table-cell>
          <table:table-cell table:style-name="Tabela8.A2" office:value-type="string">
            <text:p text:style-name="P126">Conta/DigitoConta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Endereço<text:span text:style-name="T7">¹</text:span></text:p>
          </table:table-cell>
          <table:table-cell table:style-name="Tabela8.A2" office:value-type="string">
            <text:p text:style-name="P130">Logradouro/Numero/Bairro/Cidade/CEP/UF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aracTitulo<text:span text:style-name="T7">²</text:span></text:p>
          </table:table-cell>
          <table:table-cell table:style-name="Tabela8.A2" office:value-type="string">
            <text:p text:style-name="P125">CaracTitul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 Inscricao</text:p>
          </table:table-cell>
          <table:table-cell table:style-name="Tabela8.A2" office:value-type="string">
            <text:p text:style-name="P136">TipoPessoa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NPJ<text:span text:style-name="T7">(CPF)</text:span></text:p>
          </table:table-cell>
          <table:table-cell table:style-name="Tabela8.A2" office:value-type="string">
            <text:p text:style-name="P137">CNPJCPF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35">Telefone<text:span text:style-name="T7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d. Cedente</text:p>
          </table:table-cell>
          <table:table-cell table:style-name="Tabela8.A2" office:value-type="string">
            <text:p text:style-name="P130">CodigoCedente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25">Cod. Transmissão</text:p>
          </table:table-cell>
          <table:table-cell table:style-name="Tabela8.A2" office:value-type="string">
            <text:p text:style-name="P125">CodTransmissã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41"/>
          </table:table-cell>
        </table:table-row>
        <table:table-row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7"/>
          </table:table-cell>
        </table:table-row>
        <table:table-row>
          <table:table-cell table:style-name="Tabela8.A2" office:value-type="string">
            <text:p text:style-name="P135">DV Agencia <text:span text:style-name="T7">Conta</text:span></text:p>
          </table:table-cell>
          <table:table-cell table:style-name="Tabela8.A2" office:value-type="string">
            <text:p text:style-name="P126">DigitoVerificadorAgenciaConta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3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Fantasia<text:span text:style-name="T8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33"/>
          </table:table-cell>
        </table:table-row>
        <table:table-row>
          <table:table-cell table:style-name="Tabela8.A2" office:value-type="string">
            <text:p text:style-name="P135">Iden<text:span text:style-name="T8">t</text:span>Distribui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Opera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35">Resp<text:span text:style-name="T9">on</text:span>Emissao</text:p>
          </table:table-cell>
          <table:table-cell table:style-name="Tabela8.A2" office:value-type="string">
            <text:p text:style-name="P146">RespEmis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4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 table:style-name="Tabela8.19"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</table:table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14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55">Componente</text:p>
          </table:table-cell>
          <table:table-cell table:style-name="Tabela5.A2" office:value-type="string">
            <text:p text:style-name="P150">Monitor/ Lib</text:p>
          </table:table-cell>
          <table:table-cell table:style-name="Tabela5.A2" office:value-type="string">
            <text:p text:style-name="P151">Banco do Brasil Sicoob</text:p>
          </table:table-cell>
          <table:table-cell table:style-name="Tabela5.A2" office:value-type="string">
            <text:p text:style-name="P152">S<text:span text:style-name="T12">afra Bradesco</text:span></text:p>
          </table:table-cell>
          <table:table-cell table:style-name="Tabela5.A2" office:value-type="string">
            <text:p text:style-name="P151">Pine Bradesco</text:p>
          </table:table-cell>
          <table:table-cell table:style-name="Tabela5.A2" office:value-type="string">
            <text:p text:style-name="P153"><text:span text:style-name="T13">B</text:span><text:span text:style-name="T14">r</text:span><text:span text:style-name="T15">adesco Sicoob</text:span></text:p>
          </table:table-cell>
          <table:table-cell table:style-name="Tabela5.A2" office:value-type="string">
            <text:p text:style-name="P154">Banco Sofisa Itau</text:p>
            <text:p text:style-name="P155"><text:soft-page-break/></text:p>
          </table:table-cell>
          <table:table-cell table:style-name="Tabela5.A2" office:value-type="string">
            <text:p text:style-name="P156">Banco Athena Bradesco</text:p>
            <text:p text:style-name="P157"><text:soft-page-break/></text:p>
          </table:table-cell>
          <table:table-cell table:style-name="Tabela5.I2" office:value-type="string">
            <text:p text:style-name="P156">Banco <text:span text:style-name="T16">Pensebank</text:span></text:p>
            <text:p text:style-name="P157"><text:soft-page-break/></text:p>
          </table:table-cell>
        </table:table-row>
        <table:table-row>
          <table:table-cell table:style-name="Tabela5.A2" office:value-type="string">
            <text:p text:style-name="P158">Agencia/DV</text:p>
          </table:table-cell>
          <table:table-cell table:style-name="Tabela5.A2" office:value-type="string">
            <text:p text:style-name="P23">Agencia/DigitoAgenci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16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onta/DV</text:p>
          </table:table-cell>
          <table:table-cell table:style-name="Tabela5.A2" office:value-type="string">
            <text:p text:style-name="P23">Conta/DigitoCont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Endereço<text:span text:style-name="T7">¹</text:span></text:p>
          </table:table-cell>
          <table:table-cell table:style-name="Tabela5.A2" office:value-type="string">
            <text:p text:style-name="P25">Logradouro/Numero/Bairro/Cidade/CEP/U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aracTitulo<text:span text:style-name="T7">²</text:span></text:p>
          </table:table-cell>
          <table:table-cell table:style-name="Tabela5.A2" office:value-type="string">
            <text:p text:style-name="P26">CaracTitulo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3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ipo Inscricao</text:p>
          </table:table-cell>
          <table:table-cell table:style-name="Tabela5.A2" office:value-type="string">
            <text:p text:style-name="P35">TipoPesso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NPJ<text:span text:style-name="T7">(CPF)</text:span></text:p>
          </table:table-cell>
          <table:table-cell table:style-name="Tabela5.A2" office:value-type="string">
            <text:p text:style-name="P36">CNPJCP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elefone<text:span text:style-name="T7">¹</text:span>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od. Cedente</text:p>
          </table:table-cell>
          <table:table-cell table:style-name="Tabela5.A2" office:value-type="string">
            <text:p text:style-name="P25">CodigoCedente</text:p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58">Cod. Transmissão</text:p>
          </table:table-cell>
          <table:table-cell table:style-name="Tabela5.A2" office:value-type="string">
            <text:p text:style-name="P39">CodTransmissã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29"/>
          </table:table-cell>
        </table:table-row>
        <table:table-row table:style-name="Tabela5.12">
          <table:table-cell table:style-name="Tabela5.A2" office:value-type="string">
            <text:p text:style-name="P164">Convenio</text:p>
          </table:table-cell>
          <table:table-cell table:style-name="Tabela5.A2" office:value-type="string">
            <text:p text:style-name="P41">Convenio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38">X</text:p>
          </table:table-cell>
        </table:table-row>
        <table:table-row>
          <table:table-cell table:style-name="Tabela5.A2" office:value-type="string">
            <text:p text:style-name="P164">DV Agencia <text:span text:style-name="T7">Conta</text:span></text:p>
          </table:table-cell>
          <table:table-cell table:style-name="Tabela5.A2" office:value-type="string">
            <text:p text:style-name="P23">DigitoVerificadorAgenciaConta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Fantasia<text:span text:style-name="T8">¹</text:span>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Iden<text:span text:style-name="T8">t</text:span>Distribuicao</text:p>
          </table:table-cell>
          <table:table-cell table:style-name="Tabela5.A2" office:value-type="string">
            <text:p text:style-name="P43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Modalidade</text:p>
          </table:table-cell>
          <table:table-cell table:style-name="Tabela5.A2" office:value-type="string">
            <text:p text:style-name="P44">Modalidade</text:p>
          </table:table-cell>
          <table:table-cell table:style-name="Tabela5.A2" office:value-type="string">
            <text:p text:style-name="P169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45">X</text:p>
          </table:table-cell>
        </table:table-row>
        <table:table-row>
          <table:table-cell table:style-name="Tabela5.A2" office:value-type="string">
            <text:p text:style-name="P164">Operacao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Resp<text:span text:style-name="T9">on</text:span>Emissao</text:p>
          </table:table-cell>
          <table:table-cell table:style-name="Tabela5.A2" office:value-type="string">
            <text:p text:style-name="P82">RespEmis</text:p>
          </table:table-cell>
          <table:table-cell table:style-name="Tabela5.A2" office:value-type="string">
            <text:p text:style-name="P170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51">X</text:p>
          </table:table-cell>
        </table:table-row>
        <table:table-row>
          <table:table-cell table:style-name="Tabela5.A2" office:value-type="string">
            <text:p text:style-name="P164">TipoCarteira</text:p>
          </table:table-cell>
          <table:table-cell table:style-name="Tabela5.A2" office:value-type="string">
            <text:p text:style-name="P44">TipoCarteira</text:p>
          </table:table-cell>
          <table:table-cell table:style-name="Tabela5.A2" office:value-type="string">
            <text:p text:style-name="P171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TipoDocumento</text:p>
          </table:table-cell>
          <table:table-cell table:style-name="Tabela5.A2" office:value-type="string">
            <text:p text:style-name="P44">TipoDocumento</text:p>
          </table:table-cell>
          <table:table-cell table:style-name="Tabela5.A2" office:value-type="string">
            <text:p text:style-name="P17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51">X</text:p>
          </table:table-cell>
        </table:table-row>
      </table:table>
      <text:p text:style-name="P173"/>
      <text:p text:style-name="P174"/>
      <text:p text:style-name="P174"><text:span text:style-name="T1">2. </text:span>Tabela com principais campos <text:span text:style-name="T2">do grupo ACBrBoleto.Banco</text:span> e quais bancos <text:span text:style-name="T2">os </text:span><text:s/>utilizam.</text:p>
      <text:p text:style-name="P17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76">Componente</text:p>
          </table:table-cell>
          <table:table-cell table:style-name="Tabela6.A1" office:value-type="string">
            <text:p text:style-name="P176">Monitor/ Lib</text:p>
          </table:table-cell>
          <table:table-cell table:style-name="Tabela6.A1" office:value-type="string">
            <text:p text:style-name="P177">Bradesco</text:p>
          </table:table-cell>
          <table:table-cell table:style-name="Tabela6.A1" office:value-type="string">
            <text:p text:style-name="P177">B<text:span text:style-name="T3">anco do </text:span>B<text:span text:style-name="T3">rasil</text:span></text:p>
          </table:table-cell>
          <table:table-cell table:style-name="Tabela6.A1" office:value-type="string">
            <text:p text:style-name="P177">Banco da Amazonia</text:p>
          </table:table-cell>
          <table:table-cell table:style-name="Tabela6.A1" office:value-type="string">
            <text:p text:style-name="P177">Banestes</text:p>
          </table:table-cell>
          <table:table-cell table:style-name="Tabela6.A1" office:value-type="string">
            <text:p text:style-name="P177">Itau</text:p>
          </table:table-cell>
          <table:table-cell table:style-name="Tabela6.A1" office:value-type="string">
            <text:p text:style-name="P177">Sicredi</text:p>
          </table:table-cell>
          <table:table-cell table:style-name="Tabela6.A1" office:value-type="string">
            <text:p text:style-name="P177">Mercantil</text:p>
          </table:table-cell>
          <table:table-cell table:style-name="Tabela6.A1" office:value-type="string">
            <text:p text:style-name="P177">C<text:span text:style-name="T4">aixa</text:span></text:p>
          </table:table-cell>
          <table:table-cell table:style-name="Tabela6.A1" office:value-type="string">
            <text:p text:style-name="P177">C<text:span text:style-name="T4">aixa (Sicob)</text:span></text:p>
          </table:table-cell>
          <table:table-cell table:style-name="Tabela6.A1" office:value-type="string">
            <text:p text:style-name="P177">H<text:span text:style-name="T5">SBC</text:span></text:p>
          </table:table-cell>
          <table:table-cell table:style-name="Tabela6.A1" office:value-type="string">
            <text:p text:style-name="P177">Ban<text:span text:style-name="T5">co <text:s/>Nordeste</text:span></text:p>
          </table:table-cell>
          <table:table-cell table:style-name="Tabela6.A1" office:value-type="string">
            <text:p text:style-name="P178">BRB</text:p>
          </table:table-cell>
          <table:table-cell table:style-name="Tabela6.A1" office:value-type="string">
            <text:p text:style-name="P177">B<text:span text:style-name="T5">IC</text:span></text:p>
          </table:table-cell>
          <table:table-cell table:style-name="Tabela6.A1" office:value-type="string">
            <text:p text:style-name="P177">S<text:span text:style-name="T5">afra</text:span></text:p>
          </table:table-cell>
          <table:table-cell table:style-name="Tabela6.A1" office:value-type="string">
            <text:p text:style-name="P179">Daycoval</text:p>
          </table:table-cell>
          <table:table-cell table:style-name="Tabela6.A1" office:value-type="string">
            <text:p text:style-name="P180">Pine</text:p>
          </table:table-cell>
          <table:table-cell table:style-name="Tabela6.S1" office:value-type="string">
            <text:p text:style-name="P181">Cecred</text:p>
          </table:table-cell>
        </table:table-row>
        <table:table-row>
          <table:table-cell table:style-name="Tabela6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6.A2" office:value-type="string">
            <text:p text:style-name="P183">Não Implementado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88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6.A2" office:value-type="string">
            <text:p text:style-name="P189">Versao</text:p>
            <text:p text:style-name="P189">Arquivo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91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Lote*</text:p>
          </table:table-cell>
          <table:table-cell table:style-name="Tabela6.A2" office:value-type="string">
            <text:p text:style-name="P189">VersaoLote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93">X</text:p>
          </table:table-cell>
          <table:table-cell table:style-name="Tabela6.A2" office:value-type="string">
            <text:p text:style-name="P193">X</text:p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94">Local</text:p>
            <text:p text:style-name="P194">Pagamento<text:span text:style-name="T17">³</text:span></text:p>
          </table:table-cell>
          <table:table-cell table:style-name="Tabela6.A2" office:value-type="string">
            <text:p text:style-name="P195">Local</text:p>
            <text:p text:style-name="P195">Pagamento</text:p>
          </table:table-cell>
          <table:table-cell table:style-name="Tabela6.A2" office:value-type="string">
            <text:p text:style-name="P191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6">X</text:p>
          </table:table-cell>
        </table:table-row>
      </table:table>
      <text:p text:style-name="P197"/>
      <text:p text:style-name="P19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9">Componente</text:p>
          </table:table-cell>
          <table:table-cell table:style-name="Tabela7.A1" office:value-type="string">
            <text:p text:style-name="P56">Monitor/ Lib</text:p>
          </table:table-cell>
          <table:table-cell table:style-name="Tabela7.A1" office:value-type="string">
            <text:p text:style-name="P181">Uniprime XX</text:p>
          </table:table-cell>
          <table:table-cell table:style-name="Tabela7.A1" office:value-type="string">
            <text:p text:style-name="P200">Unicred XX</text:p>
          </table:table-cell>
          <table:table-cell table:style-name="Tabela7.A1" office:value-type="string">
            <text:p text:style-name="P201">B<text:span text:style-name="T10">anese</text:span></text:p>
          </table:table-cell>
          <table:table-cell table:style-name="Tabela7.A1" office:value-type="string">
            <text:p text:style-name="P202">C<text:span text:style-name="T10">redsis</text:span></text:p>
          </table:table-cell>
          <table:table-cell table:style-name="Tabela7.A1" office:value-type="string">
            <text:p text:style-name="P201">C<text:span text:style-name="T10">resol</text:span></text:p>
          </table:table-cell>
          <table:table-cell table:style-name="Tabela7.A1" office:value-type="string">
            <text:p text:style-name="P203">CitiBank</text:p>
          </table:table-cell>
          <table:table-cell table:style-name="Tabela7.A1" office:value-type="string">
            <text:p text:style-name="P204">ABC Brasil</text:p>
          </table:table-cell>
          <table:table-cell table:style-name="Tabela7.A1" office:value-type="string">
            <text:p text:style-name="P205">Bancoob</text:p>
          </table:table-cell>
          <table:table-cell table:style-name="Tabela7.A1" office:value-type="string">
            <text:p text:style-name="P205">Banrisul</text:p>
          </table:table-cell>
          <table:table-cell table:style-name="Tabela7.L1" office:value-type="string">
            <text:p text:style-name="P206">S<text:span text:style-name="T11">antander</text:span></text:p>
          </table:table-cell>
        </table:table-row>
        <table:table-row>
          <table:table-cell table:style-name="Tabela7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7.A2" office:value-type="string">
            <text:p text:style-name="P183">Não Implementad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7.A2" office:value-type="string">
            <text:p text:style-name="P189">Versao</text:p>
            <text:p text:style-name="P189">Arquivo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/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10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Lote*</text:p>
          </table:table-cell>
          <table:table-cell table:style-name="Tabela7.A2" office:value-type="string">
            <text:p text:style-name="P189">VersaoLote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ocal</text:p>
            <text:p text:style-name="P182">Pagamento<text:span text:style-name="T17">³</text:span></text:p>
          </table:table-cell>
          <table:table-cell table:style-name="Tabela7.A2" office:value-type="string">
            <text:p text:style-name="P195">Local</text:p>
            <text:p text:style-name="P195">Pagamento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12">X</text:p>
          </table:table-cell>
          <table:table-cell table:style-name="Tabela7.L2" office:value-type="string">
            <text:p text:style-name="P212">X</text:p>
          </table:table-cell>
        </table:table-row>
      </table:table>
      <text:p text:style-name="P198"/>
      <text:p text:style-name="P21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1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5">Componente</text:p>
          </table:table-cell>
          <table:table-cell table:style-name="Tabela3.A2" office:value-type="string">
            <text:p text:style-name="P150">Monitor/ Lib</text:p>
          </table:table-cell>
          <table:table-cell table:style-name="Tabela3.A2" office:value-type="string">
            <text:p text:style-name="P215">Banco do Brasil Sicoob</text:p>
          </table:table-cell>
          <table:table-cell table:style-name="Tabela3.A2" office:value-type="string">
            <text:p text:style-name="P216">S<text:span text:style-name="T12">afra Bradesco</text:span></text:p>
          </table:table-cell>
          <table:table-cell table:style-name="Tabela3.A2" office:value-type="string">
            <text:p text:style-name="P215">Pine Bradesco</text:p>
          </table:table-cell>
          <table:table-cell table:style-name="Tabela3.F2" office:value-type="string">
            <text:p text:style-name="P217"><text:span text:style-name="T18">B</text:span><text:span text:style-name="T19">r</text:span><text:span text:style-name="T20">adesco Sicoob</text:span></text:p>
          </table:table-cell>
        </table:table-row>
        <table:table-row>
          <table:table-cell table:style-name="Tabela3.A2" office:value-type="string">
            <text:p text:style-name="P182">CasasDecimaisMoraJuros</text:p>
          </table:table-cell>
          <table:table-cell table:style-name="Tabela3.A2" office:value-type="string">
            <text:p text:style-name="P218">Não Implementado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19"/>
          </table:table-cell>
        </table:table-row>
        <table:table-row>
          <table:table-cell table:style-name="Tabela3.A2" office:value-type="string">
            <text:p text:style-name="P182">LayoutVersaoArquivo*</text:p>
          </table:table-cell>
          <table:table-cell table:style-name="Tabela3.A2" office:value-type="string">
            <text:p text:style-name="P189">VersaoArquivo</text:p>
          </table:table-cell>
          <table:table-cell table:style-name="Tabela3.A2" office:value-type="string">
            <text:p text:style-name="P220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ayoutVersaoLote*</text:p>
          </table:table-cell>
          <table:table-cell table:style-name="Tabela3.A2" office:value-type="string">
            <text:p text:style-name="P189">VersaoLote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ocalPagamento<text:span text:style-name="T17">³</text:span></text:p>
          </table:table-cell>
          <table:table-cell table:style-name="Tabela3.A2" office:value-type="string">
            <text:p text:style-name="P195">LocalPagamento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F2" office:value-type="string">
            <text:p text:style-name="P222">X</text:p>
          </table:table-cell>
        </table:table-row>
        <table:table-row>
          <table:table-cell table:style-name="Tabela3.A2" office:value-type="string">
            <text:p text:style-name="P223">NumeroCorrespondente<text:span text:style-name="T21">³</text:span></text:p>
          </table:table-cell>
          <table:table-cell table:style-name="Tabela3.A2" office:value-type="string">
            <text:p text:style-name="P189">NumeroCorrespondente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F2" office:value-type="string">
            <text:p text:style-name="P224">X</text:p>
          </table:table-cell>
        </table:table-row>
      </table:table>
      <text:p text:style-name="P225"/>
      <text:p text:style-name="P226">¹ <text:span text:style-name="T22">Informações utilizadas somente para impressão do boleto</text:span></text:p>
      <text:p text:style-name="P227"/>
      <text:p text:style-name="P226">² <text:span text:style-name="T22">Propriedade que poder informada tanto no cedente, quanto no titulo, se informado no cedente o titulo herdará o mesmo valor.</text:span></text:p>
      <text:p text:style-name="P227"/>
      <text:p text:style-name="P226">³ <text:span text:style-name="T22">Componente atribui valor default conforme regras dos bancos.</text:span></text:p>
      <text:p text:style-name="P227"/>
      <text:p text:style-name="P227"/>
      <text:p text:style-name="P227"/>
      <text:p text:style-name="P228">3. Outras Informações Importantes</text:p>
      <text:p text:style-name="P229"/>
      <text:p text:style-name="P229">Obs.: <text:span text:style-name="T23">Para Integração Bancária por WebService ou API, consulte o tópico abaixo para saber os bancos com essa disponibilidade e os campos específicos para integração WEB.</text:span></text:p>
      <text:p text:style-name="P230"><text:a xlink:type="simple" xlink:href="https://www.projetoacbr.com.br/forum/topic/57991-acbrboleto-via-webservice/" text:style-name="Internet_20_link" text:visited-style-name="Visited_20_Internet_20_Link"><text:span text:style-name="T24"><text:s/>https://www.projetoacbr.com.br/forum/topic/57991-acbrboleto-via-webservice/</text:span></text:a></text:p>
      <text:p text:style-name="P228"/>
      <text:p text:style-name="P227"/>
      <text:p text:style-name="P231"/>
      <text:p text:style-name="P231"><text:span text:style-name="T25">3.1 </text:span>Banco do Brasil</text:p>
      <text:p text:style-name="P232"/>
      <text:p text:style-name="P233">ACBrBoleto.Banco.LayoutVersaoArquivo: Informar a versão do layout sendo utilizado, assume valor default caso nada seja informado.</text:p>
      <text:p text:style-name="P232"/>
      <text:p text:style-name="P232">ACBrBoleto.Cedente.Convenio: deve-se informar o convênio sem 0 a esquerda, pois junto com a carteira determina a quantidade de digitos livres para uso no nosso número.</text:p>
      <text:p text:style-name="P232"/>
      <text:p text:style-name="P232">Modalidade: Informar o valor chamado de variação pelo banco.</text:p>
      <text:p text:style-name="P232"/>
      <text:p text:style-name="P234">DataLimitePagto: esse campo é utilizado para cálculo dos dias para recebimento após vencimento.</text:p>
      <text:p text:style-name="P234"/>
      <text:p text:style-name="P235">Se a sua software house precisar informar o CNPJ como parceiro BB na API <text:span text:style-name="T26">(x-bb-portal-devx-cnpj-parceiro)</text:span>, informar o campo abaixo:<text:line-break/>FACBrBoleto.KeySoftwareHouse := 'XXXXXXXXXXX' ;</text:p>
      <text:p text:style-name="P234"/>
      <text:p text:style-name="P232"/>
      <text:p text:style-name="P236"/>
      <text:p text:style-name="P236"><text:span text:style-name="T25">3.2 </text:span>Banestes</text:p>
      <text:p text:style-name="P237"/>
      <text:p text:style-name="P237"><text:soft-page-break/>Modalidade: Tipo de cobrança informado pelo banco, com valores possíveis conforme manual do banco (2, 3, 4, 5, 6 e 7), usado para montar o campo AsBace.</text:p>
      <text:p text:style-name="P232"/>
      <text:p text:style-name="P238"/>
      <text:p text:style-name="P238"/>
      <text:p text:style-name="P238"><text:span text:style-name="T25">3.3 </text:span>Sicredi</text:p>
      <text:p text:style-name="P239"/>
      <text:p text:style-name="P239">ACBrTitulo.ACBrBoleto.Cedente.AgenciaDigito: Valor informado pelo banco como Posto Beneficiário, com 2 digitos.</text:p>
      <text:p text:style-name="P239"/>
      <text:p text:style-name="P240">Modalidade: Tipo de cobrança, 1- Com Registro ou diferente de 1 -Sem registro (atualmente em vigor somente cobrança com registro).</text:p>
      <text:p text:style-name="P239"/>
      <text:p text:style-name="P239">Titulo[x].CodigoGeração: Valor definido pelo banco como sendo o Byte de geração.</text:p>
      <text:p text:style-name="P239"/>
      <text:p text:style-name="P241">Titulo[x].CodigoMora: A- Valor ou B-Percentual.</text:p>
      <text:p text:style-name="P242"/>
      <text:p text:style-name="P243">Titulo[x].Informativo: Stringlist para envio de texto a ser impresso no boleto quando o mesmo é feito pelo banco.</text:p>
      <text:p text:style-name="P243"/>
      <text:p text:style-name="P244"><text:span text:style-name="T27">Quando o banco gerar nosso número, informar 600 na propriedade CodigoGeracao e RespEmis = BancoEmite<text:line-break/></text:span><text:span text:style-name="T28">Titulo[x].</text:span><text:span text:style-name="T27">CodigoGeracao <text:s text:c="4"/>:= '600'; <text:line-break/></text:span><text:span text:style-name="T29">ACBrBoleto.</text:span><text:span text:style-name="T30">Cedente.RespEmis = ACBrResponEmissao.tbBancoEmite;</text:span><text:span text:style-name="T31"> <text:line-break/></text:span><text:span text:style-name="T27">Lembrete: Atualmente o banco esta retornando nosso numero com inicio 600, favor conferir se esta batendo nossoNumero quando criado por eles.<text:line-break/></text:span></text:p>
      <text:p text:style-name="P239"/>
      <text:p text:style-name="P245"/>
      <text:p text:style-name="P245"><text:span text:style-name="T25">3.4 </text:span>Caixa Econômica Sicob</text:p>
      <text:p text:style-name="P246"/>
      <text:p text:style-name="P247">Titulo[x].Carteira: Informar RG para cobrança registrada e SR para cobrança sem registro (em vigor somente a registrada)</text:p>
      <text:p text:style-name="P248"/>
      <text:p text:style-name="P248"><text:span text:style-name="T32">Titulo[x]</text:span>.CarteiraEnvio: <text:span text:style-name="T33">Informar TceCedente para emissão do boleto pelo beneficiário e TceBanco para emissão pelo banco.</text:span></text:p>
      <text:p text:style-name="P248"/>
      <text:p text:style-name="P248"/>
      <text:p text:style-name="P249"/>
      <text:p text:style-name="P249"><text:span text:style-name="T25">3.5 </text:span>Caixa Econômica (SIGCB)</text:p>
      <text:p text:style-name="P250"/>
      <text:p text:style-name="P250">ACBrBoleto.Cedente.Convenio: deve-se informar o convênio incluíndo o Código de Operação.</text:p>
      <text:p text:style-name="P251"/>
      <text:p text:style-name="P252"><text:span text:style-name="T32">Titulo[x]</text:span>.Carteira: <text:s/><text:span text:style-name="T34">Informar </text:span>CS- <text:span text:style-name="T34">Carteira Simples (11), <text:s/></text:span>CR- <text:span text:style-name="T34">Carteira Rápida(12), SR – Sem Registro(14) ou </text:span>DE- <text:span text:style-name="T34">Carteira Descontada. (SR- Sem Registro fora de vigor atualmente)</text:span></text:p>
      <text:p text:style-name="P252"/>
      <text:p text:style-name="P253">PARA CÓDIGO DE BENEFICIÁRIO ENTRE 000001 E 999999 </text:p>
      <text:p text:style-name="P253">Para versões do layout ‘101’ (Header de Arquivo) e ‘060’ (Header de Lote), alinhar à esquerda e preencher com ‘0’ à direita, na última posição. </text:p>
      <text:p text:style-name="P253">Exemplo 1: Código do Beneficiário: 339578 então o layout será 101 e lote 060 </text:p>
      <text:p text:style-name="P253"/>
      <text:p text:style-name="P253">PARA CÓDIGO DE BENEFICIÁRIO A PARTIR DE 1100000 </text:p>
      <text:p text:style-name="P253">Utilizar somente as versões de layout ‘107’ (Header de Arquivo) e ‘067’ (Header de Lote) com alinhamento à direita. </text:p>
      <text:p text:style-name="P254"><text:span text:style-name="T35">Exemplo 3: Código do Beneficiário: 1100123</text:span> </text:p>
      <text:p text:style-name="P252"/>
      <text:p text:style-name="P252"/>
      <text:p text:style-name="P255"><text:soft-page-break/></text:p>
      <text:p text:style-name="P255"/>
      <text:p text:style-name="P255"><text:span text:style-name="T25">3.6 </text:span>HSBC</text:p>
      <text:p text:style-name="P256"/>
      <text:p text:style-name="P257">Titulo[x].Carteira: Informar CSB / 1 – Carteira Registrada ou CNR / 2 – Carteira Sem Registro. (Atualmente somente Carteira Registrada em vigor)</text:p>
      <text:p text:style-name="P258"/>
      <text:p text:style-name="P259"><text:span text:style-name="T32">Titulo[x].</text:span>ValorAbatimento<text:span text:style-name="T32">: </text:span>Além de informar aqui o valor do abatimento, a propriedade <text:span text:style-name="T32">Titulo[x].</text:span>OcorrenciaOriginal.Tipo deverá ser toRemessaConcederAbatimento ou toRemess<text:span text:style-name="T36">a</text:span>CancelarAbatimento.</text:p>
      <text:p text:style-name="P259"/>
      <text:p text:style-name="P259"><text:span text:style-name="T32">Titulo[x].</text:span>PercentualMulta<text:span text:style-name="T32">: </text:span>Além de informar o percentual de multa aqui, deverá ser informado <text:s/>também a propriedade <text:span text:style-name="T32">Titulo[x].</text:span>DataMoraJuros e em <text:span text:style-name="T32">Titulo[x].</text:span>Instrucao1 os códigos 15 ou 16, quando trata-se de data definida para inicio da cobrança de multa.</text:p>
      <text:p text:style-name="P259"/>
      <text:p text:style-name="P260">Quando a multa for cobrada X dias após o vencimento, dever<text:span text:style-name="T37">ão</text:span> ser informado<text:span text:style-name="T37">s</text:span> o<text:span text:style-name="T37">s</text:span> valor<text:span text:style-name="T37">es</text:span> 22 <text:span text:style-name="T38">(dias úteis e multa em valor)</text:span>, <text:span text:style-name="T37">73 (dias corridos e multa em percentual) ou 74 (dias úteis e multa em percentual)</text:span> na propriedade <text:span text:style-name="T32">Titulo[x].</text:span>Instrucao1.</text:p>
      <text:p text:style-name="P260"/>
      <text:p text:style-name="P261">Quando a multa for cobrada logo após o vencimento, a propriedade <text:span text:style-name="T32">Titulo[x].</text:span>Instrucao1 deverá receber o valor 24.</text:p>
      <text:p text:style-name="P262"/>
      <text:p text:style-name="P262"/>
      <text:p text:style-name="P262"/>
      <text:p text:style-name="P263"><text:span text:style-name="T39">3.7 </text:span><text:span text:style-name="T40">Ban</text:span><text:span text:style-name="T41">co do Nordeste</text:span></text:p>
      <text:p text:style-name="P264"/>
      <text:p text:style-name="P265">Titulo[x].Carteira: Informar 01- Cobrança Simples Escritural, 02- Cobrança Vinculada, 04-Cobrança Simples, 05- Cobrança Vinculada ou I-Cobrança Simplificada.</text:p>
      <text:p text:style-name="P258"/>
      <text:p text:style-name="P266">Cedente.CaracTitulo: <text:span text:style-name="T42">Informar tcSimples para Cobrança Simples ou tcVinculada para cobrança vinculada.</text:span></text:p>
      <text:p text:style-name="P266"/>
      <text:p text:style-name="P266">Cedente.ResponEmissao: <text:span text:style-name="T42">Informar tbBancoEmite para emissão pelo banco ou tbCliEmite para emissão pelo beneficiário.</text:span></text:p>
      <text:p text:style-name="P266"/>
      <text:p text:style-name="P267"/>
      <text:p text:style-name="P267"/>
      <text:p text:style-name="P267"><text:span text:style-name="T25">3.8 </text:span>Banco BRB</text:p>
      <text:p text:style-name="P268"/>
      <text:p text:style-name="P269"><text:span text:style-name="T32">Titulo[x].</text:span>DataLimitePagto, <text:span text:style-name="T32">Titulo[x].</text:span>Data<text:span text:style-name="T43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269"/>
      <text:p text:style-name="P270"/>
      <text:p text:style-name="P270"/>
      <text:p text:style-name="P270"><text:span text:style-name="T25">3.9 </text:span>Banco Safra</text:p>
      <text:p text:style-name="P271"/>
      <text:p text:style-name="P271"><text:span text:style-name="T32">Titulo[x].</text:span>PercentualMulta: Para que este campo seja tratado corretamente pelo banco, deverá ser informado na propriedade <text:span text:style-name="T32">Titulo[x].</text:span>Instrucao1 o valor 16, relativo a instrução de multa.</text:p>
      <text:p text:style-name="P271"/>
      <text:p text:style-name="P271"><text:span text:style-name="T32">Titulo[x].</text:span>ValorAbatimento: Se informado multa, o mesmo não derá incluido na remessa, uma vez que neste banco são usadas as mesmas posições.</text:p>
      <text:p text:style-name="P271"/>
      <text:p text:style-name="P272">Se a FACBrBoleto.Banco.LayoutVersaoLote = 60 (Posição 014-016 <text:span text:style-name="T44">Vai alimentar as 2 propriedades abaixo.</text:span>):</text:p>
      <text:p text:style-name="P272"><text:line-break/>FACBrBoleto.Cedente.ResponEmissao <text:s text:c="3"/>(Banco ou Cliente Emite na posição Seg. “P” 061-061)</text:p>
      <text:p text:style-name="P272"><text:soft-page-break/>FACBrBoleto.Cedente.IdentDistribuicao (Banco ou Cliente Emite na posição Seg. “P” 062-062</text:p>
      <text:p text:style-name="P273"/>
      <text:p text:style-name="P270">Banco Safra Bradesco</text:p>
      <text:p text:style-name="P271"/>
      <text:p text:style-name="P271"><text:span text:style-name="T32">Titulo[x].</text:span>CaracTitulo: Informe aqui a informação passada pelo banco como Código da Carteira, sendo tcSimples(1) ou tcVinculada(2).</text:p>
      <text:p text:style-name="P271"/>
      <text:p text:style-name="P274"/>
      <text:p text:style-name="P274"/>
      <text:p text:style-name="P274"><text:span text:style-name="T25">3.10 </text:span>Cecred</text:p>
      <text:p text:style-name="P275"/>
      <text:p text:style-name="P276"><text:span text:style-name="T32">Titulo[x].</text:span>CaracTitulo: <text:span text:style-name="T45">Informe aqui a informação passada pelo banco como Código da Carteira, sendo: <text:s/>tcSimples (1), </text:span><text:s/>tcVinculada <text:span text:style-name="T45">(</text:span>2<text:span text:style-name="T45">), </text:span>tcCaucionada <text:span text:style-name="T45">(</text:span>3<text:span text:style-name="T45">) ou </text:span>tcDescontada <text:span text:style-name="T45">(</text:span>4<text:span text:style-name="T45">).</text:span> </text:p>
      <text:p text:style-name="P277"/>
      <text:p text:style-name="P277"/>
      <text:p text:style-name="P277"/>
      <text:p text:style-name="P277"><text:span text:style-name="T25">3.11 </text:span>Banco ABC Brasil</text:p>
      <text:p text:style-name="P278"/>
      <text:p text:style-name="P278">Cedente.IdentDistribuicao: <text:span text:style-name="T46">Informar de quem é a responsabilidade de distriibuição dos boletos, <text:s/>tbBancoDistribui ou tbClienteDistribui.</text:span></text:p>
      <text:p text:style-name="P278"/>
      <text:p text:style-name="P279"><text:span text:style-name="T32">Titulo[x].</text:span>CaracTitulo: <text:span text:style-name="T45">Informe aqui a informação passada pelo banco como Código da Carteira, sendo: <text:s/>tcSimples (1), </text:span>tcCaucionada <text:span text:style-name="T45">(</text:span>3<text:span text:style-name="T45">), </text:span><text:s/>tcVinculada <text:span text:style-name="T45">(5) ou </text:span>tcDescontada <text:span text:style-name="T45">(</text:span>4<text:span text:style-name="T45">).</text:span> </text:p>
      <text:p text:style-name="P269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Instrucao2: Informar 1, 2 ou 3 conforme opção para baixa ou devolução do titulo, se nada for informado será adicionado automaticamente o código para Não Baixar.</text:p>
      <text:p text:style-name="P281"/>
      <text:p text:style-name="P282">Titulo[x].InstrucaoX: Se alguma das instruções contiver o código 94, a primeira mensagem da lista de mensagens será incluída no registro do Tipo 1 e as demais no registro especifico para mensagens.</text:p>
      <text:p text:style-name="P282"/>
      <text:p text:style-name="P283"/>
      <text:p text:style-name="P283"/>
      <text:p text:style-name="P283"/>
      <text:p text:style-name="P283">3.12 UnicredES</text:p>
      <text:p text:style-name="P284"/>
      <text:p text:style-name="P285">ACBrBoleto.Banco.LayoutVersao<text:span text:style-name="T47">Lote</text:span>: Informar <text:s/>“<text:span text:style-name="T48">44</text:span><text:span text:style-name="T47">” para que a remessa seja gerada com o valor “</text:span><text:span text:style-name="T48">UNICRED</text:span><text:span text:style-name="T47">” ou “</text:span><text:span text:style-name="T48">944</text:span><text:span text:style-name="T47">” para <text:s/>ter o valor “</text:span><text:span text:style-name="T48">UNICRED DO BRASIL</text:span><text:span text:style-name="T47">” no header do arquivo.</text:span></text:p>
      <text:p text:style-name="P286"><text:line-break/><text:span text:style-name="T49">Validação “identificação de titulo caucionável” </text:span><text:span text:style-name="T50">(</text:span><text:span text:style-name="T49">posição 108 </text:span><text:span text:style-name="T51">CNAB 240</text:span><text:span text:style-name="T50">)</text:span><text:span text:style-name="T49">, informar </text:span><text:span text:style-name="T50">as propriedades</text:span><text:span text:style-name="T49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83"/>
      <text:p text:style-name="P287"/>
      <text:p text:style-name="P287">3.1<text:span text:style-name="T52">3</text:span> <text:span text:style-name="T52">Banco Itaú</text:span></text:p>
      <text:p text:style-name="P288"/>
      <text:p text:style-name="P289">Para Protesto <text:span text:style-name="T53">ou</text:span> Negativação preencher os campos: </text:p>
      <text:p text:style-name="P289"/>
      <text:p text:style-name="P290">Titulo[x].CodigoNegativacao: <text:span text:style-name="T52">Utilizar Código “7” para Negativação ou códigos para Protesto “1” ProtestoDiasCorrido, “2” </text:span>Protest<text:span text:style-name="T52">oDias</text:span>Uteis. </text:p>
      <text:p text:style-name="P290"><text:soft-page-break/></text:p>
      <text:p text:style-name="P290">Titulo[x].<text:span text:style-name="T52">DataProtestoNegativacao ou </text:span>Titulo[x].<text:span text:style-name="T53">DataProtesto</text:span></text:p>
      <text:p text:style-name="P290"/>
      <text:p text:style-name="P291">No CNAB400 para que seja alimentada a posição 392 a 393 (quantidade de dias) para (A) , exemplo Instrucao1 <text:s/>ou instrucao2 = ‘91’ ou ‘92’:<text:line-break/>Informe: Titulo.CodigoNegativacao := cnNenhum e <text:s/>Titulo.DataLimitePagto</text:p>
      <text:p text:style-name="P291"><text:line-break/></text:p>
      <text:p text:style-name="P292">Mensagem <text:span text:style-name="T54">personalizada </text:span>CNAB400 para Carteira <text:span text:style-name="T55">DIFERENTE</text:span> de 102, 103, 107, 172, 173 e 196:</text:p>
      <text:p text:style-name="P292"><text:line-break/><text:span text:style-name="T54">Utilizar a propriedade Instrucao1 ou Instrucao2 para informar o “codigo de instrução” 93 ou 94 conforme manual pagina 35 “b” e “c”;</text:span></text:p>
      <text:p text:style-name="P293"><text:span text:style-name="T54"><text:line-break/>Se Instrucao1 ou Instrucao2 = 93: Mensagens nos boletos com </text:span><text:span text:style-name="T56">30 </text:span><text:span text:style-name="T57">posições</text:span><text:span text:style-name="T54"> (“B”):<text:line-break/>A mensagem será gerada na posição 352 a 381. </text:span><text:span text:style-name="T56">A mensagem será gerada no lugar do "Nome Sacador / Avalista".<text:line-break/></text:span><text:span text:style-name="T57">Nome Sacador Avalista não será gerado no arquivo de remessa.</text:span></text:p>
      <text:p text:style-name="P293"><text:span text:style-name="T54"><text:line-break/>Se Instrucao1 ou Instrucao2 = 94: </text:span><text:span text:style-name="T57">Mensagens nos boletos com</text:span><text:span text:style-name="T56"> 40 </text:span><text:span text:style-name="T57">posições</text:span><text:span text:style-name="T54"> (“C”):<text:line-break/>A mensagem será gerada na posição 352 a 391. </text:span><text:span text:style-name="T56">A mensagem será gerada no lugar do "Nome Sacador / Avalista" e “Data Mora”</text:span><text:line-break/><text:span text:style-name="T57">Nome Sacador Avalista e Data Mora não será gerado no arquivo de remessa.</text:span></text:p>
      <text:p text:style-name="P294"/>
      <text:p text:style-name="P295"/>
      <text:p text:style-name="P295">3.1<text:span text:style-name="T58">4</text:span> <text:span text:style-name="T58">Banco Inter</text:span></text:p>
      <text:p text:style-name="P296"/>
      <text:p text:style-name="P297"><text:span text:style-name="T58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97"/>
      <text:p text:style-name="P298"><text:span text:style-name="T55">DataLimitePgto</text:span> Obrigatorio a data limite de pagamento ser menor ou igual a 60 dias</text:p>
      <text:p text:style-name="P297"/>
      <text:p text:style-name="P297"><text:span text:style-name="T59">Carteira 11</text:span><text:span text:style-name="T60">2</text:span><text:span text:style-name="T59">:</text:span><text:span text:style-name="T61"> </text:span><text:span text:style-name="T58">N</text:span>ecessário registrar primeiro a remessa para obter o nosso número de posse do nosso número é possível realizar a impressão da ficha de compensação</text:p>
      <text:p text:style-name="P297"/>
      <text:p text:style-name="P299"><text:span text:style-name="T59">Diferenças entre a carteira 110 e 112:</text:span><text:span text:style-name="T61"><text:line-break/><text:line-break/>Carteira </text:span><text:span text:style-name="T59">11</text:span><text:span text:style-name="T60">2</text:span><text:span text:style-name="T61">: Você precisa aguardar o retorno do banco para capturar o NossoNumero criado por eles (utiliza-se o seuNumero para que você possa identificar o retorno)<text:line-break/>Carteira </text:span><text:span text:style-name="T59">11</text:span><text:span text:style-name="T60">0</text:span><text:span text:style-name="T61">: <text:s/>Você já envia o boleto com o NossoNumero, não depende do retorno do Inter como na carteira 11</text:span><text:span text:style-name="T62">2</text:span><text:span text:style-name="T61">.</text:span></text:p>
      <text:p text:style-name="P300"/>
      <text:p text:style-name="P301">Para comunicação com a API, necessário no banco Inter alimentar as propriedades em WebService além dos campos tradicionais ClientID, ClientSecret :</text:p>
      <text:p text:style-name="P301"/>
      <text:p text:style-name="P302"><text:span text:style-name="T63">ArquivoCRT = Caminho e arq CRT ('C:\INTER\InterAPI_Certificado.crt') <text:line-break/></text:span>ArquivoKEY = Caminho e arq Key ('C:\INTER\InterAPI_Chave.key') </text:p>
      <text:p text:style-name="P303">Scope = (conforme manual/documentação) </text:p>
      <text:p text:style-name="P303"/>
      <text:p text:style-name="P303"><text:span text:style-name="T64">Atenção para quem quer utilizar boleto híbrido:</text:span><text:line-break/><text:span text:style-name="T65">É necessário você salvar a informação de retorno da propriedade “</text:span><text:span text:style-name="T64">NossoNumeroCorrespondente</text:span><text:span text:style-name="T65">” que é devolvida após a inclusão.<text:line-break/>Esta propriedade é necessária para realizar as consultas, alterações e baixas na API Cobrança Inter PIX </text:span></text:p>
      <text:p text:style-name="P304"><text:soft-page-break/><text:span text:style-name="T66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66">clique aqui</text:span></text:a><text:span text:style-name="T66"><text:line-break/><text:line-break/></text:span><text:span text:style-name="Strong_20_Emphasis"><text:span text:style-name="T24">Quando API Pix não está devolvendo NossoNumero</text:span></text:span><text:span text:style-name="T24">: </text:span></text:p>
      <text:p text:style-name="P305"><text:span text:style-name="T24">Existem relatos que após a inclusão , a API não está devolvendo o campo nossoNumero, neste cado se olhar o log, o banco está devolvendo: "</text:span><text:span text:style-name="Strong_20_Emphasis"><text:span text:style-name="T24">situacao</text:span></text:span><text:span text:style-name="T24">": "EM_PROCESSAMENTO";<text:line-break/>Então deve aguardar alguns minutinhos e realizar a consulta detalhe utilizando a propriedade </text:span><text:span text:style-name="Strong_20_Emphasis"><text:span text:style-name="T24">NossoNumeroCorrepondente</text:span></text:span></text:p>
      <text:p text:style-name="P306"/>
      <text:p text:style-name="P307"><text:span text:style-name="T67"><text:line-break/>Saiba </text:span><text:span text:style-name="T66">Como configurar,</text:span><text:span text:style-name="T6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67">clique aqui</text:span></text:a></text:p>
      <text:p text:style-name="P308"/>
      <text:p text:style-name="P308"/>
      <text:p text:style-name="P308"/>
      <text:p text:style-name="P309"><text:span text:style-name="T68">3.</text:span><text:span text:style-name="T69">15 Banco BS2</text:span><text:span text:style-name="T70"><text:line-break/><text:line-break/>Atualmente existem 02 (dois) layout’s de Remessa – registro Header (duas versões de manuais)<text:line-break/><text:line-break/></text:span><text:span text:style-name="T71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10"/>
      <text:p text:style-name="P311"><text:span text:style-name="T71">Para garantir que seu sistema esteja configurado corretamente, é importante que a propriedade LayoutVersaoArquivo esteja devidamente parametrizada.</text:span><text:span text:style-name="T72"> </text:span></text:p>
      <text:p text:style-name="P312"/>
      <text:p text:style-name="P313"/>
      <text:p text:style-name="P313"/>
      <text:p text:style-name="P314"><text:span text:style-name="T73">3.</text:span><text:span text:style-name="T74">1</text:span><text:span text:style-name="T75">6</text:span><text:span text:style-name="T74"> Banco </text:span><text:span text:style-name="T75">Bancoob/ Sicoob<text:line-break/><text:line-break/></text:span><text:span text:style-name="T76">Atenção com os preenchimentos dos dados.<text:line-break/>No campo “Digito da agência” informar o Número do Posto.<text:line-break/></text:span><text:span text:style-name="T77">No campo “Agência” informar o Cooperativa.</text:span></text:p>
      <text:p text:style-name="P315">Informar o número da parcela (padrão é 1) no título pois compõe a linha digitável.</text:p>
      <text:p text:style-name="P314"><text:span text:style-name="T76"><text:line-break/></text:span><text:span text:style-name="T78">Para </text:span><text:span text:style-name="T79">NÃO CALCULAR o DV </text:span><text:span text:style-name="T78">do NossoNumero, informar LayoutVersaoArquivo = 810, </text:span><text:a xlink:type="simple" xlink:href="https://www.projetoacbr.com.br/forum/topic/81140-sicoob-agora-não-tem-mais-digito-verificador-no-nossonumero/" text:style-name="Internet_20_link" text:visited-style-name="Visited_20_Internet_20_Link">clique aqui para saber mais sobre isso</text:a><text:span text:style-name="T78"><text:line-break/>ACBrBoleto.Banco.LayoutVersaoArquivo = 810</text:span></text:p>
      <text:p text:style-name="P314"><text:span text:style-name="T76"><text:line-break/><text:line-break/>Para API, as chaves </text:span><text:span text:style-name="T80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24">https://www.projetoacbr.com.br/forum/topic/73380-exportar-certificado-pem-crt-e-key/</text:span></text:a></text:p>
      <text:p text:style-name="P316"/>
      <text:p text:style-name="P316"/>
      <text:p text:style-name="P316"/>
      <text:p text:style-name="P317"><text:span text:style-name="T81">3.</text:span><text:span text:style-name="T82">1</text:span><text:span text:style-name="T83">7</text:span><text:span text:style-name="T82"> Banco </text:span><text:span text:style-name="T83">Santander<text:line-break/><text:line-break/></text:span><text:span text:style-name="T84">Necessário o código de transmissão fornecido pelo banco.<text:line-break/>Carteira, exemplo : 05, 06, 04<text:line-break/>Modalidade, exemplo: 101,102,201<text:line-break/><text:line-break/></text:span><text:span text:style-name="T85">Atenção<text:line-break/></text:span><text:span text:style-name="T86">Para que a solução ACBrBoleto crie o DV do nossoNumero automaticamente deixe a propriedade sem preencher: <text:line-break/></text:span><text:soft-page-break/><text:span text:style-name="T87">(CNAB) </text:span><text:span text:style-name="T86">VersaoDF = </text:span><text:span text:style-name="T84"><text:line-break/></text:span><text:span text:style-name="T86">Para não criar o DV do nossoNumero:<text:line-break/></text:span><text:span text:style-name="T87">(API) </text:span><text:span text:style-name="T86">VersaoDF = V1</text:span></text:p>
      <text:p text:style-name="P318"/>
      <text:p text:style-name="P319">CNAB 400:</text:p>
      <text:p text:style-name="P317"><text:span text:style-name="T88">Para </text:span><text:span text:style-name="T89">sair </text:span><text:span text:style-name="T88">Data do Desconto 2 </text:span><text:span text:style-name="T89"><text:s/>na posição 071 – 076:</text:span><text:span text:style-name="T88"> preencher DataAbatimento.</text:span><text:span text:style-name="T84"><text:line-break/><text:line-break/></text:span><text:span text:style-name="T90">API Santander</text:span></text:p>
      <text:p text:style-name="P320"><text:span text:style-name="T24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24">https://www.projetoacbr.com.br/forum/topic/76632-altera%C3%A7%C3%A3o-do-endpoint-api-santander-para-testes/</text:span></text:a></text:p>
      <text:p text:style-name="P321"/>
      <text:p text:style-name="P321"/>
      <text:p text:style-name="P321"/>
      <text:p text:style-name="P322"><text:span text:style-name="T91">3.18 Banco MoneyPlus</text:span><text:span text:style-name="T92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92">LayoutVersaoArquivo</text:span></text:span><text:span text:style-name="T92"> = 2 ;<text:line-break/></text:span><text:span text:style-name="Strong_20_Emphasis"><text:span text:style-name="T92">LayoutVersaoArquivo diferente de 2, é assumido </text:span></text:span><text:span text:style-name="T92">Layout da XP Investimentos.</text:span></text:p>
      <text:p text:style-name="P323"/>
      <text:p text:style-name="P324"/>
      <text:p text:style-name="P324"/>
      <text:p text:style-name="P324"/>
      <text:p text:style-name="P325"><text:span text:style-name="T93">3.19 Banco Mercantil</text:span><text:span text:style-name="T94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95"><text:line-break/>Modalidade </text:span><text:span text:style-name="T94">= 30</text:span></text:p>
      <text:p text:style-name="P326"/>
      <text:p text:style-name="P326"/>
      <text:p text:style-name="P326"/>
      <text:p text:style-name="P326"/>
      <text:p text:style-name="P325"><text:span text:style-name="T93">3.</text:span><text:span text:style-name="T96">20</text:span><text:span text:style-name="T93"> </text:span><text:span text:style-name="T96">Banco Athena Bradesco</text:span><text:span text:style-name="T94"><text:line-break/><text:line-break/>No Banco </text:span><text:span text:style-name="T97">Athena Bradesco CNAB 400 informar os dados referente a NFe</text:span></text:p>
      <text:p text:style-name="P327"/>
      <text:p text:style-name="P328"><text:span text:style-name="T94">Exemplo </text:span><text:span text:style-name="T97">Delphi/Lazarus</text:span><text:span text:style-name="T94">: <text:line-break/>DadosNota := FACBrBoleto.CriarTituloNaLista.CriarNFeNaLista;</text:span></text:p>
      <text:p text:style-name="P327">DadosNota.NumNFe <text:s text:c="4"/>:= '001';</text:p>
      <text:p text:style-name="P327">DadosNota.ValorNFe <text:s text:c="2"/>:= 100.00;</text:p>
      <text:p text:style-name="P328"><text:span text:style-name="T94">DadosNota.EmissaoNFe := </text:span><text:span text:style-name="T97">01/11/2023;</text:span></text:p>
      <text:p text:style-name="P327">DadosNota.ChaveNFe <text:s text:c="2"/>:= '12333322288811000103552211230912751230003950';</text:p>
      <text:p text:style-name="P327"/>
      <text:p text:style-name="P329"><text:span text:style-name="T94">E</text:span><text:span text:style-name="T98">xemplo INI para ACBrMonitor ou ACBrLibBoleto:</text:span></text:p>
      <text:p text:style-name="P330">[NFe1-1] </text:p>
      <text:p text:style-name="P330"><text:soft-page-break/>NumNFe='001' </text:p>
      <text:p text:style-name="P330">ValorNFe=100.00</text:p>
      <text:p text:style-name="P330">EmissaoNFe=01/11/2023</text:p>
      <text:p text:style-name="P330">ChaveNFe='12333322288811000103552211230912751230003950'</text:p>
      <text:p text:style-name="P330"/>
      <text:p text:style-name="P331"/>
      <text:p text:style-name="P331"/>
      <text:p text:style-name="P332"><text:span text:style-name="T99">3.</text:span><text:span text:style-name="T100">2</text:span><text:span text:style-name="T101">1</text:span><text:span text:style-name="T99"> </text:span><text:span text:style-name="T100">Banco </text:span><text:span text:style-name="T102">Daycoval</text:span><text:span text:style-name="T103"><text:line-break/><text:line-break/>No Banco </text:span><text:span text:style-name="T104">Daycoval existem até o momento 3 (Três) versões de layouts diferentes, então é necessário determinar a propriedade LayOutVersãoLote com um dos valores da tabela abaixo:<text:line-break/><text:line-break/></text:span><text:span text:style-name="T105">ACBrBoleto.Banco.LayoutVersao</text:span><text:span text:style-name="T106">Lote </text:span><text:span text:style-name="T107">= 3 (quando o código de remessa citado no manual for igual a 3)</text:span></text:p>
      <text:p text:style-name="P332"><text:span text:style-name="T105">ACBrBoleto.Banco.LayoutVersao</text:span><text:span text:style-name="T106">Lote </text:span><text:span text:style-name="T107">= 4 (quando o código de remessa citado no manual for igual a 4)</text:span></text:p>
      <text:p text:style-name="P332"><text:span text:style-name="T105">ACBrBoleto.Banco.LayoutVersao</text:span><text:span text:style-name="T106">Lote </text:span><text:span text:style-name="T107">= 6 (quando o código de remessa citado no manual for igual a 6 - Padrão) <text:line-break/><text:line-break/></text:span><text:span text:style-name="T108">3.22 Banco Banrisul</text:span><text:span text:style-name="T109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4-02T15:05:42.316000000</meta:creation-date>
    <dc:date>2025-08-25T17:02:56.513053500</dc:date>
    <meta:editing-duration>P1DT20H25M50S</meta:editing-duration>
    <meta:editing-cycles>88</meta:editing-cycles>
    <meta:generator>LibreOffice/25.2.5.2$Windows_X86_64 LibreOffice_project/03d19516eb2e1dd5d4ccd751a0d6f35f35e08022</meta:generator>
    <meta:document-statistic meta:table-count="8" meta:image-count="0" meta:object-count="0" meta:page-count="14" meta:paragraph-count="914" meta:word-count="2918" meta:character-count="18610" meta:non-whitespace-character-count="16509"/>
    <meta:user-defined meta:name="DocumentEncoding">utf-8</meta:user-defined>
    <meta:user-defined meta:name="HTML" meta:value-type="boolean">true</meta:user-defined>
  </office:meta>
</office:document-meta>
</file>